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413cm"/>
    </style:style>
    <style:style style:name="gr9" style:family="graphic" style:parent-style-name="standard">
      <style:graphic-properties draw:stroke="none" draw:fill="none" fo:min-height="2.0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5.69999980926514pt"/>
    </style:style>
    <style:style style:name="P5" style:family="paragraph">
      <style:paragraph-properties style:text-autospace="none"/>
      <style:text-properties fo:color="#3f5fbf" style:font-name="Monospace1" fo:font-size="10pt" style:font-name-asian="Monospace1" style:font-size-asian="10pt" style:font-name-complex="Monospace1" style:font-size-complex="5.699999809265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7f0055" style:text-outline="false" style:text-line-through-style="none" style:font-name="Monospace1" fo:font-size="10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5fbf" style:font-name="Monospace1" fo:font-size="10pt" style:font-name-asian="Monospace1" style:font-size-asian="10pt" style:font-name-complex="Monospace1" style:font-size-complex="5.69999980926514pt"/>
    </style:style>
    <style:style style:name="T5" style:family="text">
      <style:text-properties fo:color="#000000" style:font-name="Monospace1" fo:font-size="10pt" style:font-name-asian="Monospace1" style:font-size-asian="10pt" style:font-name-complex="Monospace1" style:font-size-complex="5.69999980926514pt"/>
    </style:style>
    <style:style style:name="T6" style:family="text">
      <style:text-properties fo:color="#646464" style:font-name="Monospace1" fo:font-size="10pt" style:font-name-asian="Monospace1" style:font-size-asian="10pt" style:font-name-complex="Monospace1" style:font-size-complex="5.69999980926514pt"/>
    </style:style>
    <style:style style:name="T7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5.699999809265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8cm" draw:transform="rotate (-0.523598775598299) translate (12.402cm 8.036cm)">
          <text:p text:style-name="P1"><text:s text:c="19"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5cm" svg:height="0.5cm" svg:x="9.5cm" svg:y="9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6cm" svg:height="4cm" draw:transform="rotate (1.22173047639603) translate (7.095cm 14.135cm)">
            <text:p text:style-name="P1"><text:s text:c="6"/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cm" svg:height="1cm" draw:transform="rotate (1.22173047639603) translate (10.983cm 10.761cm)">
            <text:p text:style-name="P1">2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cm" svg:height="2cm" draw:transform="rotate (2.44346095279206) translate (9.312cm 14.178cm)">
            <text:p text:style-name="P1">2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8cm" svg:height="4cm" draw:transform="skewX (-5.81858394053829E-017) rotate (0.523598775598299) translate (6.036cm 16.768cm)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1cm" svg:x="18.5cm" svg:y="10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98cm" svg:height="0.292cm" svg:x="17.21cm" svg:y="10.60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98cm" svg:height="0.292cm" svg:x="17.3cm" svg:y="11.72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98cm" svg:height="0.292cm" svg:x="17.3cm" svg:y="11.036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5.116cm" svg:height="1.675cm" svg:x="13.5cm" svg:y="5.827cm">
          <draw:text-box>
            <text:p>Points:</text:p>
            <text:p>upper left corner</text:p>
          </draw:text-box>
        </draw:frame>
        <draw:custom-shape draw:style-name="gr5" draw:text-style-name="P1" draw:layer="layout" svg:width="1cm" svg:height="1cm" svg:x="15cm" svg:y="1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cm" svg:y="1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.702cm" svg:y="16.20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.702cm" svg:y="15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98cm" svg:height="0.292cm" svg:x="14.202cm" svg:y="16.2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0.5cm" svg:y="7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cm" svg:y="9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202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202cm" svg:y="10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9cm" svg:y="9.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98cm" svg:height="0.292cm" svg:x="11.5cm" svg:y="9.2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6.5cm" svg:y="14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9.202cm" svg:y="1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5cm" svg:y="14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602cm" svg:y="13.70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5cm" svg:y="14.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5cm" svg:y="15.4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98cm" svg:height="0.292cm" svg:x="8.002cm" svg:y="14.7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064cm" svg:height="0.663cm" svg:x="3cm" svg:y="2.837cm">
          <draw:text-box>
            <text:p text:style-name="P3"><text:span text:style-name="T2">package</text:span><text:span text:style-name="T3"> com.xenoage.zong.layout</text:span></text:p>
          </draw:text-box>
        </draw:frame>
        <draw:frame draw:style-name="gr8" draw:text-style-name="P4" draw:layer="layout" svg:width="3.465cm" svg:height="0.663cm" svg:x="3cm" svg:y="3.8cm">
          <draw:text-box>
            <text:p text:style-name="P3"><text:span text:style-name="T2">class</text:span><text:span text:style-name="T3"> PageTest</text:span></text:p>
          </draw:text-box>
        </draw:frame>
        <draw:frame draw:style-name="gr9" draw:text-style-name="P5" draw:layer="layout" svg:width="9.604cm" svg:height="2.307cm" svg:x="2.396cm" svg:y="4.8cm">
          <draw:text-box>
            <text:p text:style-name="P3"><text:span text:style-name="T4"/></text:p>
            <text:p><text:span text:style-name="T5"><text:s text:c="2"/></text:span><text:span text:style-name="T6">@Test</text:span><text:span text:style-name="T5"> </text:span><text:span text:style-name="T7">public</text:span><text:span text:style-name="T5"> </text:span><text:span text:style-name="T7">void</text:span><text:span text:style-name="T5"> </text:span><text:span text:style-name="T3">getFPTestRotated</text:span><text:span text:style-name="T5">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1" svg:font-family="Monospace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Wenger</meta:initial-creator>
    <meta:creation-date>2011-01-06T11:37:48</meta:creation-date>
    <dc:date>2013-12-05T17:16:12.365000000</dc:date>
    <meta:editing-duration>PT1H2M28S</meta:editing-duration>
    <meta:editing-cycles>4</meta:editing-cycles>
    <meta:generator>LibreOffice/4.1.3.2$Windows_x86 LibreOffice_project/70feb7d99726f064edab4605a8ab840c50ec57a</meta:generator>
    <meta:document-statistic meta:object-count="33"/>
  </office:meta>
</office:document-meta>
</file>